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12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37"/>
    <style:style style:name="ce2" style:family="table-cell" style:parent-style-name="Default" style:data-style-name="N41"/>
    <style:style style:name="ce3" style:family="table-cell" style:parent-style-name="Default" style:data-style-name="N5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60.05mm" svg:height="90.04mm" svg:x="125.12mm" svg:y="97.75mm">
            <loext:p draw:notify-on-update-of-ranges="Feuille1.B2:Feuille1.B19 Feuille1.D2:Feuille1.D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2" table:number-columns-repeated="2" table:default-cell-style-name="Default"/>
        <table:table-row table:style-name="ro1">
          <table:table-cell table:style-name="Default" table:number-columns-repeated="3"/>
          <table:table-cell office:value-type="string" calcext:value-type="string">
            <text:p>bastille</text:p>
          </table:table-cell>
          <table:table-cell office:value-type="string" calcext:value-type="string">
            <text:p>vercors</text:p>
          </table:table-cell>
        </table:table-row>
        <table:table-row table:style-name="ro1">
          <table:table-cell office:value-type="date" office:date-value="2017-06-27" calcext:value-type="date">
            <text:p>27/06/17</text:p>
          </table:table-cell>
          <table:table-cell office:value-type="time" office:time-value="PT20H14M00S" calcext:value-type="time">
            <text:p>20:14:00</text:p>
          </table:table-cell>
          <table:table-cell table:formula="of:=[.B2]+[.A2]" office:value-type="date" office:date-value="2017-06-27T20:14:00" calcext:value-type="date">
            <text:p>27/06/2017 20:14:00</text:p>
          </table:table-cell>
          <table:table-cell office:value-type="float" office:value="29.9" calcext:value-type="float">
            <text:p>29,9</text:p>
          </table:table-cell>
          <table:table-cell office:value-type="float" office:value="35.2" calcext:value-type="float">
            <text:p>35,2</text:p>
          </table:table-cell>
        </table:table-row>
        <table:table-row table:style-name="ro1">
          <table:table-cell office:value-type="date" office:date-value="2017-06-27" calcext:value-type="date">
            <text:p>27/06/17</text:p>
          </table:table-cell>
          <table:table-cell office:value-type="time" office:time-value="PT21H28M00S" calcext:value-type="time">
            <text:p>21:28:00</text:p>
          </table:table-cell>
          <table:table-cell table:formula="of:=[.B3]+[.A3]" office:value-type="date" office:date-value="2017-06-27T21:28:00" calcext:value-type="date">
            <text:p>27/06/2017 21:28:00</text:p>
          </table:table-cell>
          <table:table-cell office:value-type="float" office:value="25.8" calcext:value-type="float">
            <text:p>25,8</text:p>
          </table:table-cell>
          <table:table-cell office:value-type="float" office:value="25.4" calcext:value-type="float">
            <text:p>25,4</text:p>
          </table:table-cell>
        </table:table-row>
        <table:table-row table:style-name="ro1">
          <table:table-cell office:value-type="date" office:date-value="2017-06-27" calcext:value-type="date">
            <text:p>27/06/17</text:p>
          </table:table-cell>
          <table:table-cell office:value-type="time" office:time-value="PT22H46M00S" calcext:value-type="time">
            <text:p>22:46:00</text:p>
          </table:table-cell>
          <table:table-cell table:formula="of:=[.B4]+[.A4]" office:value-type="date" office:date-value="2017-06-27T22:46:00" calcext:value-type="date">
            <text:p>27/06/2017 22:46:00</text:p>
          </table:table-cell>
          <table:table-cell table:formula="of:=(24.1+23.8)/2" office:value-type="float" office:value="23.95" calcext:value-type="float">
            <text:p>23,95</text:p>
          </table:table-cell>
          <table:table-cell table:formula="of:=(24.8+23.9)/2" office:value-type="float" office:value="24.35" calcext:value-type="float">
            <text:p>24,35</text:p>
          </table:table-cell>
        </table:table-row>
        <table:table-row table:style-name="ro1">
          <table:table-cell office:value-type="date" office:date-value="2017-06-27" calcext:value-type="date">
            <text:p>27/06/17</text:p>
          </table:table-cell>
          <table:table-cell office:value-type="time" office:time-value="PT23H20M00S" calcext:value-type="time">
            <text:p>23:20:00</text:p>
          </table:table-cell>
          <table:table-cell table:formula="of:=[.B5]+[.A5]" office:value-type="date" office:date-value="2017-06-27T23:20:00" calcext:value-type="date">
            <text:p>27/06/2017 23:20:00</text:p>
          </table:table-cell>
          <table:table-cell office:value-type="float" office:value="23.4" calcext:value-type="float">
            <text:p>23,4</text:p>
          </table:table-cell>
          <table:table-cell office:value-type="float" office:value="23.6" calcext:value-type="float">
            <text:p>23,6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time" office:time-value="PT01H25M00S" calcext:value-type="time">
            <text:p>01:25:00</text:p>
          </table:table-cell>
          <table:table-cell table:formula="of:=[.B6]+[.A6]" office:value-type="date" office:date-value="2017-06-28T01:25:00" calcext:value-type="date">
            <text:p>28/06/2017 01:25:00</text:p>
          </table:table-cell>
          <table:table-cell office:value-type="float" office:value="16.4" calcext:value-type="float">
            <text:p>16,4</text:p>
          </table:table-cell>
          <table:table-cell office:value-type="float" office:value="15.9" calcext:value-type="float">
            <text:p>15,9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time" office:time-value="PT07H54M00S" calcext:value-type="time">
            <text:p>07:54:00</text:p>
          </table:table-cell>
          <table:table-cell table:formula="of:=[.B7]+[.A7]" office:value-type="date" office:date-value="2017-06-28T07:54:00" calcext:value-type="date">
            <text:p>28/06/2017 07:54:00</text:p>
          </table:table-cell>
          <table:table-cell office:value-type="float" office:value="18.4" calcext:value-type="float">
            <text:p>18,4</text:p>
          </table:table-cell>
          <table:table-cell office:value-type="float" office:value="15.2" calcext:value-type="float">
            <text:p>15,2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time" office:time-value="PT08H27M00S" calcext:value-type="time">
            <text:p>08:27:00</text:p>
          </table:table-cell>
          <table:table-cell table:formula="of:=[.B8]+[.A8]" office:value-type="date" office:date-value="2017-06-28T08:27:00" calcext:value-type="date">
            <text:p>28/06/2017 08:27:00</text:p>
          </table:table-cell>
          <table:table-cell office:value-type="float" office:value="26.3" calcext:value-type="float">
            <text:p>26,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time" office:time-value="PT08H50M00S" calcext:value-type="time">
            <text:p>08:50:00</text:p>
          </table:table-cell>
          <table:table-cell table:formula="of:=[.B9]+[.A9]" office:value-type="date" office:date-value="2017-06-28T08:50:00" calcext:value-type="date">
            <text:p>28/06/2017 08:50:00</text:p>
          </table:table-cell>
          <table:table-cell office:value-type="float" office:value="29.5" calcext:value-type="float">
            <text:p>29,5</text:p>
          </table:table-cell>
          <table:table-cell office:value-type="float" office:value="21.4" calcext:value-type="float">
            <text:p>21,4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time" office:time-value="PT09H57M00S" calcext:value-type="time">
            <text:p>09:57:00</text:p>
          </table:table-cell>
          <table:table-cell table:formula="of:=[.B10]+[.A10]" office:value-type="date" office:date-value="2017-06-28T09:57:00" calcext:value-type="date">
            <text:p>28/06/2017 09:57:00</text:p>
          </table:table-cell>
          <table:table-cell office:value-type="float" office:value="37" calcext:value-type="float">
            <text:p>37</text:p>
          </table:table-cell>
          <table:table-cell office:value-type="float" office:value="23.8" calcext:value-type="float">
            <text:p>23,8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time" office:time-value="PT10H45M00S" calcext:value-type="time">
            <text:p>10:45:00</text:p>
          </table:table-cell>
          <table:table-cell table:formula="of:=[.B11]+[.A11]" office:value-type="date" office:date-value="2017-06-28T10:45:00" calcext:value-type="date">
            <text:p>28/06/2017 10:45:00</text:p>
          </table:table-cell>
          <table:table-cell office:value-type="float" office:value="33.4" calcext:value-type="float">
            <text:p>33,4</text:p>
          </table:table-cell>
          <table:table-cell office:value-type="float" office:value="28.8" calcext:value-type="float">
            <text:p>28,8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time" office:time-value="PT12H53M00S" calcext:value-type="time">
            <text:p>12:53:00</text:p>
          </table:table-cell>
          <table:table-cell table:formula="of:=[.B12]+[.A12]" office:value-type="date" office:date-value="2017-06-28T12:53:00" calcext:value-type="date">
            <text:p>28/06/2017 12:53:0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time" office:time-value="PT14H00M00S" calcext:value-type="time">
            <text:p>14:00:00</text:p>
          </table:table-cell>
          <table:table-cell table:formula="of:=[.B13]+[.A13]" office:value-type="date" office:date-value="2017-06-28T14:00:00" calcext:value-type="date">
            <text:p>28/06/2017 14:00:00</text:p>
          </table:table-cell>
          <table:table-cell office:value-type="float" office:value="20.9" calcext:value-type="float">
            <text:p>20,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time" office:time-value="PT14H38M00S" calcext:value-type="time">
            <text:p>14:38:00</text:p>
          </table:table-cell>
          <table:table-cell table:formula="of:=[.B14]+[.A14]" office:value-type="date" office:date-value="2017-06-28T14:38:00" calcext:value-type="date">
            <text:p>28/06/2017 14:38:00</text:p>
          </table:table-cell>
          <table:table-cell office:value-type="float" office:value="19.9" calcext:value-type="float">
            <text:p>19,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time" office:time-value="PT15H20M00S" calcext:value-type="time">
            <text:p>15:20:00</text:p>
          </table:table-cell>
          <table:table-cell table:formula="of:=[.B15]+[.A15]" office:value-type="date" office:date-value="2017-06-28T15:20:00" calcext:value-type="date">
            <text:p>28/06/2017 15:20:00</text:p>
          </table:table-cell>
          <table:table-cell office:value-type="float" office:value="24.1" calcext:value-type="float">
            <text:p>24,1</text:p>
          </table:table-cell>
          <table:table-cell office:value-type="float" office:value="26.3" calcext:value-type="float">
            <text:p>26,3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time" office:time-value="PT15H52M00S" calcext:value-type="time">
            <text:p>15:52:00</text:p>
          </table:table-cell>
          <table:table-cell table:formula="of:=[.B16]+[.A16]" office:value-type="date" office:date-value="2017-06-28T15:52:00" calcext:value-type="date">
            <text:p>28/06/2017 15:52:00</text:p>
          </table:table-cell>
          <table:table-cell office:value-type="float" office:value="24.9" calcext:value-type="float">
            <text:p>24,9</text:p>
          </table:table-cell>
          <table:table-cell office:value-type="float" office:value="25.8" calcext:value-type="float">
            <text:p>25,8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time" office:time-value="PT17H16M00S" calcext:value-type="time">
            <text:p>17:16:00</text:p>
          </table:table-cell>
          <table:table-cell table:formula="of:=[.B17]+[.A17]" office:value-type="date" office:date-value="2017-06-28T17:16:00" calcext:value-type="date">
            <text:p>28/06/2017 17:16:00</text:p>
          </table:table-cell>
          <table:table-cell office:value-type="float" office:value="27.8" calcext:value-type="float">
            <text:p>27,8</text:p>
          </table:table-cell>
          <table:table-cell office:value-type="float" office:value="29.1" calcext:value-type="float">
            <text:p>29,1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time" office:time-value="PT19H25M00S" calcext:value-type="time">
            <text:p>19:25:00</text:p>
          </table:table-cell>
          <table:table-cell table:formula="of:=[.B18]+[.A18]" office:value-type="date" office:date-value="2017-06-28T19:25:00" calcext:value-type="date">
            <text:p>28/06/2017 19:25:00</text:p>
          </table:table-cell>
          <table:table-cell office:value-type="float" office:value="19" calcext:value-type="float">
            <text:p>19</text:p>
          </table:table-cell>
          <table:table-cell office:value-type="float" office:value="26.6" calcext:value-type="float">
            <text:p>26,6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time" office:time-value="PT20H40M00S" calcext:value-type="time">
            <text:p>20:40:00</text:p>
          </table:table-cell>
          <table:table-cell table:formula="of:=[.B19]+[.A19]" office:value-type="date" office:date-value="2017-06-28T20:40:00" calcext:value-type="date">
            <text:p>28/06/2017 20:40:00</text:p>
          </table:table-cell>
          <table:table-cell office:value-type="float" office:value="15.4" calcext:value-type="float">
            <text:p>15,4</text:p>
          </table:table-cell>
          <table:table-cell office:value-type="float" office:value="17.7" calcext:value-type="float">
            <text:p>17,7</text:p>
          </table:table-cell>
        </table:table-row>
        <table:table-row table:style-name="ro1" table:number-rows-repeated="3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9:47:53.521964139</meta:creation-date>
    <dc:date>2017-06-28T21:55:45.680642141</dc:date>
    <meta:editing-duration>PT1H47M31S</meta:editing-duration>
    <meta:editing-cycles>2</meta:editing-cycles>
    <meta:generator>LibreOffice/5.1.6.2$Linux_X86_64 LibreOffice_project/10m0$Build-2</meta:generator>
    <meta:document-statistic meta:table-count="1" meta:cell-count="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4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6cm" svg:height="9.005cm" xlink:href=".." xlink:type="simple" chart:class="chart:line" chart:style-name="ch1">
        <chart:legend chart:legend-position="end" svg:x="13.074cm" svg:y="4.203cm" style:legend-expansion="high" chart:style-name="ch2"/>
        <chart:plot-area chart:style-name="ch3" table:cell-range-address="Feuille1.B2:Feuille1.B19 Feuille1.D2:Feuille1.D19" chart:data-source-has-labels="column" svg:x="0.32cm" svg:y="0.18cm" svg:width="12.434cm" svg:height="8.645cm">
          <chartooo:coordinate-region svg:x="0.982cm" svg:y="0.18cm" svg:width="11.217cm" svg:height="6.98cm"/>
          <chart:axis chart:dimension="x" chart:name="primary-x" chart:style-name="ch4" chartooo:axis-type="auto">
            <chartooo:date-scale/>
            <chart:categories table:cell-range-address="Feuille1.B2:Feuille1.B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D2:Feuille1.D19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float" office:value="0.843055555555556">
                <text:p>0.843055555555556</text:p>
                <draw:g>
                  <svg:desc>Feuille1.B2:Feuille1.B19</svg:desc>
                </draw:g>
              </table:table-cell>
              <table:table-cell office:value-type="float" office:value="29.9">
                <text:p>29.9</text:p>
                <draw:g>
                  <svg:desc>Feuille1.D2:Feuille1.D19</svg:desc>
                </draw:g>
              </table:table-cell>
            </table:table-row>
            <table:table-row>
              <table:table-cell office:value-type="float" office:value="0.894444444444444">
                <text:p>0.894444444444444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float" office:value="0.948611111111111">
                <text:p>0.948611111111111</text:p>
              </table:table-cell>
              <table:table-cell office:value-type="float" office:value="23.95">
                <text:p>23.95</text:p>
              </table:table-cell>
            </table:table-row>
            <table:table-row>
              <table:table-cell office:value-type="float" office:value="0.972222222222222">
                <text:p>0.972222222222222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float" office:value="0.0590277777777778">
                <text:p>0.0590277777777778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0.329166666666667">
                <text:p>0.329166666666667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0.352083333333333">
                <text:p>0.352083333333333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float" office:value="0.368055555555556">
                <text:p>0.368055555555556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float" office:value="0.414583333333333">
                <text:p>0.4145833333333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0.447916666666667">
                <text:p>0.447916666666667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0.536805555555556">
                <text:p>0.5368055555555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.583333333333333">
                <text:p>0.583333333333333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float" office:value="0.609722222222222">
                <text:p>0.609722222222222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float" office:value="0.638888888888889">
                <text:p>0.638888888888889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0.661111111111111">
                <text:p>0.661111111111111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float" office:value="0.719444444444444">
                <text:p>0.719444444444444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0.809027777777778">
                <text:p>0.80902777777777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0.861111111111111">
                <text:p>0.861111111111111</text:p>
              </table:table-cell>
              <table:table-cell office:value-type="float" office:value="15.4">
                <text:p>15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